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6.615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4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12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15"/>
    <style:style style:name="ce15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Badanie 4.2.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7"/>
        <table:table-column table:style-name="co1" table:default-cell-style-name="ce7"/>
        <table:table-column table:style-name="co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2" table:number-rows-spanned="1">
            <text:p>Silnik 1</text:p>
          </table:table-cell>
          <table:covered-table-cell/>
          <table:table-cell table:number-columns-repeated="2"/>
          <table:table-cell table:style-name="ce6"/>
          <table:table-cell table:style-name="ce9" office:value-type="string" table:number-columns-spanned="2" table:number-rows-spanned="1">
            <text:p>Silnik 2</text:p>
          </table:table-cell>
          <table:covered-table-cell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zas jedna strona</text:p>
          </table:table-cell>
          <table:table-cell office:value-type="string">
            <text:p>Czas powrotu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Czas jedna strona</text:p>
          </table:table-cell>
          <table:table-cell table:style-name="Default" office:value-type="string">
            <text:p>Czas powrotu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8"/>
          <table:table-cell table:style-name="ce10"/>
          <table:table-cell table:number-columns-repeated="4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,120 s</text:p>
          </table:table-cell>
          <table:table-cell table:style-name="Default" office:value-type="string">
            <text:p>1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0,41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0,410 s</text:p>
          </table:table-cell>
          <table:table-cell table:style-name="Default" office:value-type="string">
            <text:p>100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0,5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0,520 s</text:p>
          </table:table-cell>
          <table:table-cell table:style-name="Default" office:value-type="string">
            <text:p>2000,5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500,2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500,280 s</text:p>
          </table:table-cell>
          <table:table-cell table:style-name="Default" office:value-type="string">
            <text:p>500,280 s</text:p>
          </table:table-cell>
          <table:table-cell table:number-columns-repeated="3"/>
        </table:table-row>
        <table:table-row table:style-name="ro1">
          <table:table-cell office:value-type="string">
            <text:p>1600,480s</text:p>
          </table:table-cell>
          <table:table-cell office:value-type="string">
            <text:p>1600,480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600,480s</text:p>
          </table:table-cell>
          <table:table-cell table:style-name="Default" office:value-type="string">
            <text:p>1600,480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,06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,060 s</text:p>
          </table:table-cell>
          <table:table-cell table:style-name="Default" office:value-type="string">
            <text:p>10,060 s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" office:value-type="string">
            <text:p>700,3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700,380 s</text:p>
          </table:table-cell>
          <table:table-cell table:style-name="Default" office:value-type="string">
            <text:p>700,38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4001,19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4001,190 s</text:p>
          </table:table-cell>
          <table:table-cell table:style-name="Default" office:value-type="string">
            <text:p>4001,19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250,14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50,140 s</text:p>
          </table:table-cell>
          <table:table-cell table:style-name="Default" office:value-type="string">
            <text:p>250,140 s</text:p>
          </table:table-cell>
          <table:table-cell/>
          <table:table-cell table:style-name="ce2"/>
          <table:table-cell table:style-name="ce11"/>
        </table:table-row>
        <table:table-row table:style-name="ro1">
          <table:table-cell table:number-columns-repeated="2" office:value-type="string">
            <text:p>1,20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,200 s</text:p>
          </table:table-cell>
          <table:table-cell table:style-name="Default" office:value-type="string">
            <text:p>1,200 s</text:p>
          </table:table-cell>
          <table:table-cell/>
          <table:table-cell table:style-name="ce2"/>
          <table:table-cell table:style-name="ce7"/>
        </table:table-row>
        <table:table-row table:style-name="ro1">
          <table:table-cell table:number-columns-repeated="2" office:value-type="string">
            <text:p>850,41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850,410 s</text:p>
          </table:table-cell>
          <table:table-cell table:style-name="Default" office:value-type="string">
            <text:p>85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200,54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2200,540 s</text:p>
          </table:table-cell>
          <table:table-cell table:style-name="Default" office:value-type="string">
            <text:p>2200,540 s</text:p>
          </table:table-cell>
          <table:table-cell table:number-columns-repeated="3"/>
        </table:table-row>
        <table:table-row table:style-name="ro1" table:number-rows-repeated="22">
          <table:table-cell table:number-columns-repeated="2"/>
          <table:table-cell table:style-name="ce4"/>
          <table:table-cell table:style-name="ce5"/>
          <table:table-cell table:style-name="ce8"/>
          <table:table-cell table:style-name="ce10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danie 4.2.2" table:style-name="ta1" table:print="false">
        <table:table-column table:style-name="co3" table:number-columns-repeated="3" table:default-cell-style-name="ce14"/>
        <table:table-column table:style-name="co3" table:default-cell-style-name="Default"/>
        <table:table-column table:style-name="co3" table:number-columns-repeated="2" table:default-cell-style-name="ce14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Silnik1 CP1</text:p>
          </table:table-cell>
          <table:table-cell table:style-name="Default"/>
          <table:table-cell table:style-name="Default" office:value-type="string">
            <text:p>Silnik2 CX1</text:p>
          </table:table-cell>
          <table:table-cell/>
          <table:table-cell table:style-name="Default" office:value-type="string">
            <text:p>Różnice</text:p>
          </table:table-cell>
          <table:table-cell table:style-name="Default" office:value-type="string">
            <text:p>Wart. Bezw.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2min</text:p>
          </table:table-cell>
          <table:table-cell table:style-name="Default"/>
          <table:table-cell table:style-name="Default" office:value-type="string">
            <text:p>2min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>
            <text:p>10 mm/s</text:p>
          </table:table-cell>
          <table:table-cell table:style-name="Default"/>
          <table:table-cell table:style-name="Default" office:value-type="string">
            <text:p>10 mm/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197.592">
            <text:p>1197,5920</text:p>
          </table:table-cell>
          <table:table-cell/>
          <table:table-cell office:value-type="float" office:value="1197.712">
            <text:p>1197,7120</text:p>
          </table:table-cell>
          <table:table-cell/>
          <table:table-cell table:formula="of:=[.A4]-[.C4]" office:value-type="float" office:value="-0.119999999999891">
            <text:p>-0,1200</text:p>
          </table:table-cell>
          <table:table-cell table:formula="of:=ABS([.E4:.E4])" office:value-type="float" office:value="0.119999999999891">
            <text:p>0,1200</text:p>
          </table:table-cell>
          <table:table-cell table:number-columns-repeated="3"/>
        </table:table-row>
        <table:table-row table:style-name="ro1">
          <table:table-cell office:value-type="float" office:value="1197.664">
            <text:p>1197,6640</text:p>
          </table:table-cell>
          <table:table-cell/>
          <table:table-cell office:value-type="float" office:value="1197.8278">
            <text:p>1197,8278</text:p>
          </table:table-cell>
          <table:table-cell/>
          <table:table-cell table:formula="of:=[.A5]-[.C5]" office:value-type="float" office:value="-0.163800000000037">
            <text:p>-0,1638</text:p>
          </table:table-cell>
          <table:table-cell table:formula="of:=ABS([.E5:.E5])" office:value-type="float" office:value="0.163800000000037">
            <text:p>0,1638</text:p>
          </table:table-cell>
          <table:table-cell table:number-columns-repeated="3"/>
        </table:table-row>
        <table:table-row table:style-name="ro1">
          <table:table-cell office:value-type="float" office:value="1197.7218">
            <text:p>1197,7218</text:p>
          </table:table-cell>
          <table:table-cell/>
          <table:table-cell office:value-type="float" office:value="1197.7917">
            <text:p>1197,7917</text:p>
          </table:table-cell>
          <table:table-cell/>
          <table:table-cell table:formula="of:=[.A6]-[.C6]" office:value-type="float" office:value="-0.0698999999999614">
            <text:p>-0,0699</text:p>
          </table:table-cell>
          <table:table-cell table:formula="of:=ABS([.E6:.E6])" office:value-type="float" office:value="0.0698999999999614">
            <text:p>0,0699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20m\s</text:p>
          </table:table-cell>
          <table:table-cell table:style-name="Default"/>
          <table:table-cell table:style-name="Default" office:value-type="string">
            <text:p>20m\s</text:p>
          </table:table-cell>
          <table:table-cell table:number-columns-repeated="6"/>
        </table:table-row>
        <table:table-row table:style-name="ro1">
          <table:table-cell office:value-type="float" office:value="2399.4184">
            <text:p>2399,4184</text:p>
          </table:table-cell>
          <table:table-cell/>
          <table:table-cell office:value-type="float" office:value="2398.2736">
            <text:p>2398,2736</text:p>
          </table:table-cell>
          <table:table-cell/>
          <table:table-cell table:formula="of:=[.A8]-[.C8]" office:value-type="float" office:value="1.14480000000003">
            <text:p>1,1448</text:p>
          </table:table-cell>
          <table:table-cell table:formula="of:=ABS([.E8:.E8])" office:value-type="float" office:value="1.14480000000003">
            <text:p>1,1448</text:p>
          </table:table-cell>
          <table:table-cell/>
          <table:table-cell office:value-type="string">
            <text:p>Minimum</text:p>
          </table:table-cell>
          <table:table-cell table:style-name="ce15" table:formula="of:=MIN([.F4:.F26])" office:value-type="float" office:value="0.0446000000000595">
            <text:p>0,0446</text:p>
          </table:table-cell>
        </table:table-row>
        <table:table-row table:style-name="ro1">
          <table:table-cell office:value-type="float" office:value="2399.2768">
            <text:p>2399,2768</text:p>
          </table:table-cell>
          <table:table-cell/>
          <table:table-cell office:value-type="float" office:value="2398.2702">
            <text:p>2398,2702</text:p>
          </table:table-cell>
          <table:table-cell/>
          <table:table-cell table:formula="of:=[.A9]-[.C9]" office:value-type="float" office:value="1.00660000000016">
            <text:p>1,0066</text:p>
          </table:table-cell>
          <table:table-cell table:formula="of:=ABS([.E9:.E9])" office:value-type="float" office:value="1.00660000000016">
            <text:p>1,0066</text:p>
          </table:table-cell>
          <table:table-cell/>
          <table:table-cell office:value-type="string">
            <text:p>Maksimum</text:p>
          </table:table-cell>
          <table:table-cell table:style-name="ce16" table:formula="of:=MAX([.F4:.F26])" office:value-type="float" office:value="1.16540000000077">
            <text:p>1,1654</text:p>
          </table:table-cell>
        </table:table-row>
        <table:table-row table:style-name="ro1">
          <table:table-cell office:value-type="float" office:value="2399.487">
            <text:p>2399,4870</text:p>
          </table:table-cell>
          <table:table-cell/>
          <table:table-cell office:value-type="float" office:value="2398.4134">
            <text:p>2398,4134</text:p>
          </table:table-cell>
          <table:table-cell/>
          <table:table-cell table:formula="of:=[.A10]-[.C10]" office:value-type="float" office:value="1.07360000000017">
            <text:p>1,0736</text:p>
          </table:table-cell>
          <table:table-cell table:formula="of:=ABS([.E10:.E10])" office:value-type="float" office:value="1.07360000000017">
            <text:p>1,0736</text:p>
          </table:table-cell>
          <table:table-cell/>
          <table:table-cell office:value-type="string">
            <text:p>Wartość średnia</text:p>
          </table:table-cell>
          <table:table-cell table:style-name="ce16" table:formula="of:=AVERAGE([.F4:.F26])" office:value-type="float" office:value="0.577826666666677">
            <text:p>0,5778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2" office:value-type="string">
            <text:p>Odchylenie standardowe</text:p>
          </table:table-cell>
          <table:table-cell table:style-name="ce15" table:formula="of:=STDEV([.F4:.F26])" office:value-type="float" office:value="0.455091592769605">
            <text:p>0,4551</text:p>
          </table:table-cell>
        </table:table-row>
        <table:table-row table:style-name="ro1">
          <table:table-cell table:style-name="Default" office:value-type="string">
            <text:p>1min</text:p>
          </table:table-cell>
          <table:table-cell table:style-name="Default"/>
          <table:table-cell table:style-name="Default" office:value-type="string">
            <text:p>1min</text:p>
          </table:table-cell>
          <table:table-cell table:number-columns-repeated="4"/>
          <table:table-cell table:style-name="ce2" office:value-type="string">
            <text:p>Ilość próbek</text:p>
          </table:table-cell>
          <table:table-cell table:style-name="ce7" table:formula="of:=COUNTA([.F4:.F26])" office:value-type="float" office:value="15">
            <text:p>15</text:p>
          </table:table-cell>
        </table:table-row>
        <table:table-row table:style-name="ro1">
          <table:table-cell table:style-name="Default" office:value-type="string">
            <text:p>10 mm/s</text:p>
          </table:table-cell>
          <table:table-cell table:style-name="Default"/>
          <table:table-cell table:style-name="Default" office:value-type="string">
            <text:p>10 mm/s</text:p>
          </table:table-cell>
          <table:table-cell table:number-columns-repeated="6"/>
        </table:table-row>
        <table:table-row table:style-name="ro1">
          <table:table-cell office:value-type="float" office:value="598.712">
            <text:p>598,7120</text:p>
          </table:table-cell>
          <table:table-cell/>
          <table:table-cell office:value-type="float" office:value="598.7775">
            <text:p>598,7775</text:p>
          </table:table-cell>
          <table:table-cell/>
          <table:table-cell table:formula="of:=[.A14]-[.C14]" office:value-type="float" office:value="-0.0655000000000427">
            <text:p>-0,0655</text:p>
          </table:table-cell>
          <table:table-cell table:formula="of:=ABS([.E14:.E14])" office:value-type="float" office:value="0.0655000000000427">
            <text:p>0,0655</text:p>
          </table:table-cell>
          <table:table-cell table:number-columns-repeated="3"/>
        </table:table-row>
        <table:table-row table:style-name="ro1">
          <table:table-cell office:value-type="float" office:value="598.7532">
            <text:p>598,7532</text:p>
          </table:table-cell>
          <table:table-cell/>
          <table:table-cell office:value-type="float" office:value="598.7978">
            <text:p>598,7978</text:p>
          </table:table-cell>
          <table:table-cell/>
          <table:table-cell table:formula="of:=[.A15]-[.C15]" office:value-type="float" office:value="-0.0446000000000595">
            <text:p>-0,0446</text:p>
          </table:table-cell>
          <table:table-cell table:formula="of:=ABS([.E15:.E15])" office:value-type="float" office:value="0.0446000000000595">
            <text:p>0,0446</text:p>
          </table:table-cell>
          <table:table-cell table:number-columns-repeated="3"/>
        </table:table-row>
        <table:table-row table:style-name="ro1">
          <table:table-cell office:value-type="float" office:value="598.7517">
            <text:p>598,7517</text:p>
          </table:table-cell>
          <table:table-cell/>
          <table:table-cell office:value-type="float" office:value="598.8982">
            <text:p>598,8982</text:p>
          </table:table-cell>
          <table:table-cell/>
          <table:table-cell table:formula="of:=[.A16]-[.C16]" office:value-type="float" office:value="-0.146499999999946">
            <text:p>-0,1465</text:p>
          </table:table-cell>
          <table:table-cell table:formula="of:=ABS([.E16:.E16])" office:value-type="float" office:value="0.146499999999946">
            <text:p>0,1465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20m\s</text:p>
          </table:table-cell>
          <table:table-cell table:style-name="Default"/>
          <table:table-cell table:style-name="Default" office:value-type="string">
            <text:p>20m\s</text:p>
          </table:table-cell>
          <table:table-cell table:number-columns-repeated="6"/>
        </table:table-row>
        <table:table-row table:style-name="ro1">
          <table:table-cell office:value-type="float" office:value="1199.774">
            <text:p>1199,7740</text:p>
          </table:table-cell>
          <table:table-cell/>
          <table:table-cell office:value-type="float" office:value="1199.4456">
            <text:p>1199,4456</text:p>
          </table:table-cell>
          <table:table-cell/>
          <table:table-cell table:formula="of:=[.A18]-[.C18]" office:value-type="float" office:value="0.328399999999874">
            <text:p>0,3284</text:p>
          </table:table-cell>
          <table:table-cell table:formula="of:=ABS([.E18:.E18])" office:value-type="float" office:value="0.328399999999874">
            <text:p>0,3284</text:p>
          </table:table-cell>
          <table:table-cell table:number-columns-repeated="3"/>
        </table:table-row>
        <table:table-row table:style-name="ro1">
          <table:table-cell office:value-type="float" office:value="1199.8474">
            <text:p>1199,8474</text:p>
          </table:table-cell>
          <table:table-cell/>
          <table:table-cell office:value-type="float" office:value="1199.2811">
            <text:p>1199,2811</text:p>
          </table:table-cell>
          <table:table-cell/>
          <table:table-cell table:formula="of:=[.A19]-[.C19]" office:value-type="float" office:value="0.566300000000183">
            <text:p>0,5663</text:p>
          </table:table-cell>
          <table:table-cell table:formula="of:=ABS([.E19:.E19])" office:value-type="float" office:value="0.566300000000183">
            <text:p>0,5663</text:p>
          </table:table-cell>
          <table:table-cell table:number-columns-repeated="3"/>
        </table:table-row>
        <table:table-row table:style-name="ro1">
          <table:table-cell office:value-type="float" office:value="1199.8211">
            <text:p>1199,8211</text:p>
          </table:table-cell>
          <table:table-cell/>
          <table:table-cell office:value-type="string">
            <text:p>1199,,4762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100mm/s</text:p>
          </table:table-cell>
          <table:table-cell table:style-name="Default"/>
          <table:table-cell table:style-name="Default" office:value-type="string">
            <text:p>100mm/s</text:p>
          </table:table-cell>
          <table:table-cell table:number-columns-repeated="6"/>
        </table:table-row>
        <table:table-row table:style-name="ro1">
          <table:table-cell office:value-type="float" office:value="6001.3156">
            <text:p>6001,3156</text:p>
          </table:table-cell>
          <table:table-cell/>
          <table:table-cell office:value-type="float" office:value="6002.3106">
            <text:p>6002,3106</text:p>
          </table:table-cell>
          <table:table-cell/>
          <table:table-cell table:formula="of:=[.A22]-[.C22]" office:value-type="float" office:value="-0.994999999999891">
            <text:p>-0,9950</text:p>
          </table:table-cell>
          <table:table-cell table:formula="of:=ABS([.E22:.E22])" office:value-type="float" office:value="0.994999999999891">
            <text:p>0,9950</text:p>
          </table:table-cell>
          <table:table-cell table:number-columns-repeated="3"/>
        </table:table-row>
        <table:table-row table:style-name="ro1">
          <table:table-cell office:value-type="float" office:value="6000.9243">
            <text:p>6000,9243</text:p>
          </table:table-cell>
          <table:table-cell/>
          <table:table-cell office:value-type="float" office:value="6002.0897">
            <text:p>6002,0897</text:p>
          </table:table-cell>
          <table:table-cell/>
          <table:table-cell table:formula="of:=[.A23]-[.C23]" office:value-type="float" office:value="-1.16540000000077">
            <text:p>-1,1654</text:p>
          </table:table-cell>
          <table:table-cell table:formula="of:=ABS([.E23:.E23])" office:value-type="float" office:value="1.16540000000077">
            <text:p>1,1654</text:p>
          </table:table-cell>
          <table:table-cell table:number-columns-repeated="3"/>
        </table:table-row>
        <table:table-row table:style-name="ro1">
          <table:table-cell office:value-type="float" office:value="6000.868">
            <text:p>6000,8680</text:p>
          </table:table-cell>
          <table:table-cell/>
          <table:table-cell office:value-type="float" office:value="6001.7257">
            <text:p>6001,7257</text:p>
          </table:table-cell>
          <table:table-cell/>
          <table:table-cell table:formula="of:=[.A24]-[.C24]" office:value-type="float" office:value="-0.857699999999568">
            <text:p>-0,8577</text:p>
          </table:table-cell>
          <table:table-cell table:formula="of:=ABS([.E24:.E24])" office:value-type="float" office:value="0.857699999999568">
            <text:p>0,8577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10min</text:p>
          </table:table-cell>
          <table:table-cell table:style-name="Default"/>
          <table:table-cell table:style-name="Default" office:value-type="string">
            <text:p>10min</text:p>
          </table:table-cell>
          <table:table-cell table:number-columns-repeated="6"/>
        </table:table-row>
        <table:table-row table:style-name="ro1">
          <table:table-cell office:value-type="float" office:value="5987.9272">
            <text:p>5987,9272</text:p>
          </table:table-cell>
          <table:table-cell/>
          <table:table-cell office:value-type="float" office:value="5988.8465">
            <text:p>5988,8465</text:p>
          </table:table-cell>
          <table:table-cell/>
          <table:table-cell table:formula="of:=[.A26]-[.C26]" office:value-type="float" office:value="-0.919299999999566">
            <text:p>-0,9193</text:p>
          </table:table-cell>
          <table:table-cell table:formula="of:=ABS([.E26:.E26])" office:value-type="float" office:value="0.919299999999566">
            <text:p>0,919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number:number-style style:name="N114">
      <number:number number:decimal-places="4" number:min-integer-digits="4"/>
    </number:number-style>
    <number:number-style style:name="N115">
      <number:number number:decimal-places="4" number:min-integer-digits="1"/>
    </number:number-style>
    <number:number-style style:name="N116">
      <number:number number:decimal-places="2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.09.2013</text:date>, <text:time>08:09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6T08:09:04</dc:date>
    <dc:creator>duzydamian </dc:creator>
    <meta:editing-duration>PT09H15M53S</meta:editing-duration>
    <meta:editing-cycles>78</meta:editing-cycles>
    <meta:generator>OpenOffice.org/3.2$Unix OpenOffice.org_project/320m19$Build-9505</meta:generator>
    <meta:document-statistic meta:table-count="2" meta:cell-count="162" meta:object-count="0"/>
  </office:meta>
</office:document-meta>
</file>